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036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4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>
      <style:table-cell-properties fo:padding="0.071cm"/>
    </style:style>
    <style:style style:name="ce2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"/>
    <style:style style:name="ce4" style:family="table-cell" style:parent-style-name="Default" style:data-style-name="N121"/>
    <style:style style:name="ce5" style:family="table-cell" style:parent-style-name="Default" style:data-style-name="N124"/>
    <style:style style:name="ce6" style:family="table-cell" style:parent-style-name="Default" style:data-style-name="N1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start" fo:margin-left="0.706cm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 style:data-style-name="N11"/>
    <style:style style:name="ce13" style:family="table-cell" style:parent-style-name="Default" style:data-style-name="N2"/>
    <style:style style:name="ce14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7"/>
    <style:style style:name="ce16" style:family="table-cell" style:parent-style-name="Default" style:data-style-name="N13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egrés jours chauffage</text:p>
          </table:table-cell>
          <table:table-cell table:number-columns-repeated="5"/>
          <table:table-cell office:value-type="string" calcext:value-type="string">
            <text:p>Degrés jours cli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pulation</text:p>
          </table:table-cell>
          <table:table-cell office:value-type="string" calcext:value-type="string">
            <text:p>Auj</text:p>
          </table:table-cell>
          <table:table-cell office:value-type="string" calcext:value-type="string">
            <text:p>~2030</text:p>
          </table:table-cell>
          <table:table-cell office:value-type="string" calcext:value-type="string">
            <text:p>facteur correctif 2030</text:p>
          </table:table-cell>
          <table:table-cell office:value-type="string" calcext:value-type="string">
            <text:p>~2050</text:p>
          </table:table-cell>
          <table:table-cell office:value-type="string" calcext:value-type="string">
            <text:p>facteur correctif 2050</text:p>
          </table:table-cell>
          <table:table-cell/>
          <table:table-cell office:value-type="string" calcext:value-type="string">
            <text:p>Auj</text:p>
          </table:table-cell>
          <table:table-cell office:value-type="string" calcext:value-type="string">
            <text:p>~2030</text:p>
          </table:table-cell>
          <table:table-cell office:value-type="string" calcext:value-type="string">
            <text:p>facteur correctif 2030</text:p>
          </table:table-cell>
          <table:table-cell office:value-type="string" calcext:value-type="string">
            <text:p>~2050</text:p>
          </table:table-cell>
          <table:table-cell office:value-type="string" calcext:value-type="string">
            <text:p>facteur correctif 2050</text:p>
          </table:table-cell>
        </table:table-row>
        <table:table-row table:style-name="ro2">
          <table:table-cell/>
          <table:table-cell table:style-name="ce1" office:value-type="string" calcext:value-type="string">
            <text:p>Zone 1</text:p>
          </table:table-cell>
          <table:table-cell table:style-name="ce2" office:value-type="float" office:value="7779611" calcext:value-type="float">
            <text:p>7 779 611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table:style-name="ce8" table:formula="of:=[.E6]/[.D6]" office:value-type="percentage" office:value="0.875" calcext:value-type="percentage">
            <text:p>88%</text:p>
          </table:table-cell>
          <table:table-cell office:value-type="float" office:value="1300" calcext:value-type="float">
            <text:p>1300</text:p>
          </table:table-cell>
          <table:table-cell table:style-name="ce3" table:formula="of:=[.G6]/[.D6]" office:value-type="percentage" office:value="0.8125" calcext:value-type="percentage">
            <text:p>81%</text:p>
          </table:table-cell>
          <table:table-cell table:style-name="ce3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style-name="ce3" table:formula="of:=[.K6]/[.J6]" office:value-type="percentage" office:value="1.2" calcext:value-type="percentage">
            <text:p>120%</text:p>
          </table:table-cell>
          <table:table-cell office:value-type="float" office:value="700" calcext:value-type="float">
            <text:p>700</text:p>
          </table:table-cell>
          <table:table-cell table:style-name="ce3" table:formula="of:=[.M6]/[.J6]" office:value-type="percentage" office:value="1.4" calcext:value-type="percentage">
            <text:p>140%</text:p>
          </table:table-cell>
        </table:table-row>
        <table:table-row table:style-name="ro2">
          <table:table-cell/>
          <table:table-cell table:style-name="ce1" office:value-type="string" calcext:value-type="string">
            <text:p>Zone 2</text:p>
          </table:table-cell>
          <table:table-cell table:style-name="ce2" office:value-type="float" office:value="8460205" calcext:value-type="float">
            <text:p>8 460 205</text:p>
          </table:table-cell>
          <table:table-cell office:value-type="float" office:value="3300" calcext:value-type="float">
            <text:p>3300</text:p>
          </table:table-cell>
          <table:table-cell table:style-name="ce7" office:value-type="float" office:value="3200" calcext:value-type="float">
            <text:p>3200</text:p>
          </table:table-cell>
          <table:table-cell table:style-name="ce8" table:formula="of:=[.E7]/[.D7]" office:value-type="percentage" office:value="0.96969696969697" calcext:value-type="percentage">
            <text:p>97%</text:p>
          </table:table-cell>
          <table:table-cell table:style-name="ce7" office:value-type="float" office:value="3000" calcext:value-type="float">
            <text:p>3000</text:p>
          </table:table-cell>
          <table:table-cell table:style-name="ce3" table:formula="of:=[.G7]/[.D7]" office:value-type="percentage" office:value="0.909090909090909" calcext:value-type="percentage">
            <text:p>91%</text:p>
          </table:table-cell>
          <table:table-cell table:style-name="ce3"/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style-name="ce3" table:formula="of:=[.K7]/[.J7]" office:value-type="percentage" office:value="1.16666666666667" calcext:value-type="percentage">
            <text:p>117%</text:p>
          </table:table-cell>
          <table:table-cell office:value-type="float" office:value="250" calcext:value-type="float">
            <text:p>250</text:p>
          </table:table-cell>
          <table:table-cell table:style-name="ce3" table:formula="of:=[.M7]/[.J7]" office:value-type="percentage" office:value="1.66666666666667" calcext:value-type="percentage">
            <text:p>167%</text:p>
          </table:table-cell>
        </table:table-row>
        <table:table-row table:style-name="ro2">
          <table:table-cell/>
          <table:table-cell table:style-name="ce1" office:value-type="string" calcext:value-type="string">
            <text:p>Zone 3</text:p>
          </table:table-cell>
          <table:table-cell table:style-name="ce2" office:value-type="float" office:value="6795683" calcext:value-type="float">
            <text:p>6 795 683</text:p>
          </table:table-cell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table:style-name="ce8" table:formula="of:=[.E8]/[.D8]" office:value-type="percentage" office:value="0.80952380952381" calcext:value-type="percentage">
            <text:p>81%</text:p>
          </table:table-cell>
          <table:table-cell office:value-type="float" office:value="1600" calcext:value-type="float">
            <text:p>1600</text:p>
          </table:table-cell>
          <table:table-cell table:style-name="ce3" table:formula="of:=[.G8]/[.D8]" office:value-type="percentage" office:value="0.761904761904762" calcext:value-type="percentage">
            <text:p>76%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style-name="ce3" table:formula="of:=[.K8]/[.J8]" office:value-type="percentage" office:value="1.4" calcext:value-type="percentage">
            <text:p>140%</text:p>
          </table:table-cell>
          <table:table-cell office:value-type="float" office:value="550" calcext:value-type="float">
            <text:p>550</text:p>
          </table:table-cell>
          <table:table-cell table:style-name="ce3" table:formula="of:=[.M8]/[.J8]" office:value-type="percentage" office:value="2.2" calcext:value-type="percentage">
            <text:p>220%</text:p>
          </table:table-cell>
        </table:table-row>
        <table:table-row table:style-name="ro2">
          <table:table-cell/>
          <table:table-cell table:style-name="ce1" office:value-type="string" calcext:value-type="string">
            <text:p>Zone 4</text:p>
          </table:table-cell>
          <table:table-cell table:style-name="ce2" office:value-type="float" office:value="41569100" calcext:value-type="float">
            <text:p>41 569 100</text:p>
          </table:table-cell>
          <table:table-cell office:value-type="float" office:value="2750" calcext:value-type="float">
            <text:p>2750</text:p>
          </table:table-cell>
          <table:table-cell table:style-name="ce7" office:value-type="float" office:value="2250" calcext:value-type="float">
            <text:p>2250</text:p>
          </table:table-cell>
          <table:table-cell table:style-name="ce8" table:formula="of:=[.E9]/[.D9]" office:value-type="percentage" office:value="0.818181818181818" calcext:value-type="percentage">
            <text:p>82%</text:p>
          </table:table-cell>
          <table:table-cell table:style-name="ce7" office:value-type="float" office:value="2050" calcext:value-type="float">
            <text:p>2050</text:p>
          </table:table-cell>
          <table:table-cell table:style-name="ce3" table:formula="of:=[.G9]/[.D9]" office:value-type="percentage" office:value="0.745454545454545" calcext:value-type="percentage">
            <text:p>75%</text:p>
          </table:table-cell>
          <table:table-cell table:style-name="ce3"/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3" table:formula="of:=[.K9]/[.J9]" office:value-type="percentage" office:value="1.66666666666667" calcext:value-type="percentage">
            <text:p>167%</text:p>
          </table:table-cell>
          <table:table-cell office:value-type="float" office:value="350" calcext:value-type="float">
            <text:p>350</text:p>
          </table:table-cell>
          <table:table-cell table:style-name="ce3" table:formula="of:=[.M9]/[.J9]" office:value-type="percentage" office:value="2.33333333333333" calcext:value-type="percentage">
            <text:p>233%</text:p>
          </table:table-cell>
        </table:table-row>
        <table:table-row table:style-name="ro1">
          <table:table-cell/>
          <table:table-cell office:value-type="string" calcext:value-type="string">
            <text:p>Moyenne pondérée</text:p>
          </table:table-cell>
          <table:table-cell/>
          <table:table-cell table:style-name="ce6" table:formula="of:=([.D9]*[.C9]+[.D8]*[.C8]+[.D7]*[.C7]+[.D6]*[.C6])/SUM([.C6:.C9])" office:value-type="float" office:value="2615.17006552428" calcext:value-type="float">
            <text:p>2615</text:p>
          </table:table-cell>
          <table:table-cell table:style-name="ce6" table:formula="of:=([.E9]*[.C9]+[.E8]*[.C8]+[.E7]*[.C7]+[.E6]*[.C6])/SUM([.C6:.C9])" office:value-type="float" office:value="2214.19604353554" calcext:value-type="float">
            <text:p>22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acteurs correctifs nationaux</text:p>
          </table:table-cell>
          <table:table-cell table:style-name="ce3"/>
          <table:table-cell office:value-type="string" calcext:value-type="string">
            <text:p>Facteurs finaux</text:p>
          </table:table-cell>
          <table:table-cell table:number-columns-repeated="5"/>
          <table:table-cell table:style-name="ce3" office:value-type="string" calcext:value-type="string">
            <text:p>Facteurs correctifs (hors augmentation du taux d’équipement)</text:p>
          </table:table-cell>
          <table:table-cell office:value-type="string" calcext:value-type="string">
            <text:p>Conso individuelle</text:p>
          </table:table-cell>
          <table:table-cell office:value-type="string" calcext:value-type="string">
            <text:p>Part des bâtiments équipés</text:p>
          </table:table-cell>
          <table:table-cell office:value-type="string" calcext:value-type="string">
            <text:p>Facteur final</text:p>
          </table:table-cell>
          <table:table-cell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style-name="ce3" table:formula="of:=([.C6]*[.F6]+[.C7]*[.F7]+[.C8]*[.F8]+[.C9]*[.F9])/(SUM([.C6:.C9]))" office:value-type="percentage" office:value="0.843954526908729" calcext:value-type="percentage">
            <text:p>84%</text:p>
          </table:table-cell>
          <table:table-cell table:style-name="ce3" office:value-type="percentage" office:value="0.85" calcext:value-type="percentage">
            <text:p>85%</text:p>
          </table:table-cell>
          <table:table-cell table:number-columns-repeated="5"/>
          <table:table-cell table:style-name="ce9" office:value-type="float" office:value="2030" calcext:value-type="float">
            <text:p>2030</text:p>
          </table:table-cell>
          <table:table-cell table:style-name="ce3" table:formula="of:=([.L6]*[.C6]+[.L7]*[.C7]+[.L8]*[.C8]+[.L9]*[.C9])/SUM([.C6:.C9])" office:value-type="percentage" office:value="1.51694404759017" calcext:value-type="percentage">
            <text:p>152%</text:p>
          </table:table-cell>
          <table:table-cell table:style-name="ce14" table:formula="of:=0.05*(2030-2015)+1" office:value-type="percentage" office:value="1.75" calcext:value-type="percentage">
            <text:p>175%</text:p>
          </table:table-cell>
          <table:table-cell table:style-name="ce3" table:formula="of:=[.L13]*[.K13]" office:value-type="percentage" office:value="2.6546520832828" calcext:value-type="percentage">
            <text:p>265%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style-name="ce3" table:formula="of:=([.H6]*[.C6]+[.H7]*[.C7]+[.H8]*[.C8]+[.H9]*[.C9])/SUM([.C6:.C9])" office:value-type="percentage" office:value="0.776687232059056" calcext:value-type="percentage">
            <text:p>78%</text:p>
          </table:table-cell>
          <table:table-cell table:style-name="ce3" office:value-type="percentage" office:value="0.8" calcext:value-type="percentage">
            <text:p>80%</text:p>
          </table:table-cell>
          <table:table-cell table:number-columns-repeated="5"/>
          <table:table-cell table:style-name="ce9" office:value-type="float" office:value="2050" calcext:value-type="float">
            <text:p>2050</text:p>
          </table:table-cell>
          <table:table-cell table:style-name="ce3" table:formula="of:=([.N6]*[.C6]+[.N7]*[.C7]+[.N8]*[.C8]+[.N9]*[.C9])/SUM([.C6:.C9])" office:value-type="percentage" office:value="2.11961483319993" calcext:value-type="percentage">
            <text:p>212%</text:p>
          </table:table-cell>
          <table:table-cell table:style-name="ce14" table:formula="of:=0.05*(2050-2015)+1" office:value-type="percentage" office:value="2.75" calcext:value-type="percentage">
            <text:p>275%</text:p>
          </table:table-cell>
          <table:table-cell table:style-name="ce3" table:formula="of:=[.L14]*[.K14]" office:value-type="percentage" office:value="5.82894079129981" calcext:value-type="percentage">
            <text:p>583%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Hypothèses supplémentaires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0" office:value-type="string" calcext:value-type="string">
            <text:p>Taux de croissance du taux d’équipement en climatisation</text:p>
          </table:table-cell>
          <table:table-cell table:style-name="ce12" office:value-type="percentage" office:value="0.05" calcext:value-type="percentage">
            <text:p>5,00%</text:p>
          </table:table-cell>
          <table:table-cell office:value-type="string" calcext:value-type="string">
            <text:p>Il y a une croissance moyenne de 7,5 % de l’usage climatisation sur les 7 dernières années réparties entre augmentation du taux d’équipement et augmentation de l’usag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u</text:p>
          </table:table-cell>
          <table:table-cell table:style-name="ce11" office:value-type="string" calcext:value-type="string">
            <text:p>Croissance linéaire de 5 %/ niveau de 2015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Manqu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mélioration de l’isolation et de l’efficacité énergétique (usage de PAC) jouant sur la consommation individuelle</text:p>
          </table:table-cell>
          <table:table-cell office:value-type="string" calcext:value-type="string">
            <text:p>S’indexer sur le chauffage</text:p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Facteurs correctifs par rapport au niveau de 2015</text:p>
          </table:table-cell>
          <table:table-cell office:value-type="string" calcext:value-type="string">
            <text:p>Besoin de chauffage</text:p>
          </table:table-cell>
          <table:table-cell table:number-columns-repeated="6"/>
          <table:table-cell office:value-type="string" calcext:value-type="string">
            <text:p>Facteurs correctifs par rapport au niveau de 2015</text:p>
          </table:table-cell>
          <table:table-cell office:value-type="string" calcext:value-type="string">
            <text:p>Besoin de clim</text:p>
          </table:table-cell>
          <table:table-cell office:value-type="string" calcext:value-type="string">
            <text:p>Part des bâtiments équipé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style-name="ce4" table:formula="of:=[.C28]+([.C28]-[.C31])*([.B29]-[.B28])/([.B28]-[.B31])" office:value-type="float" office:value="0.994666666666667" calcext:value-type="float">
            <text:p>0,994667</text:p>
          </table:table-cell>
          <table:table-cell table:number-columns-repeated="6"/>
          <table:table-cell office:value-type="float" office:value="2020" calcext:value-type="float">
            <text:p>2020</text:p>
          </table:table-cell>
          <table:table-cell table:style-name="ce13" table:formula="of:=[.K28]+([.K28]-[.K31])*([.J29]-[.J28])/([.J28]-[.J31])" office:value-type="float" office:value="1.04" calcext:value-type="float">
            <text:p>1,04</text:p>
          </table:table-cell>
          <table:table-cell table:style-name="ce13" table:formula="of:=[.L28]+([.L28]-[.L31])*([.K29]-[.K28])/([.K28]-[.K31])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5" table:formula="of:=[.C28]-([.C28]-[.C31])*([.B28]-[.B30])/([.B28]-[.B31])" office:value-type="float" office:value="0.989333333333333" calcext:value-type="float">
            <text:p>0,989</text:p>
          </table:table-cell>
          <table:table-cell table:number-columns-repeated="6"/>
          <table:table-cell office:value-type="float" office:value="2025" calcext:value-type="float">
            <text:p>2025</text:p>
          </table:table-cell>
          <table:table-cell table:style-name="ce13" table:formula="of:=[.K28]-([.K28]-[.K31])*([.J28]-[.J30])/([.J28]-[.J31])" office:value-type="float" office:value="1.08" calcext:value-type="float">
            <text:p>1,08</text:p>
          </table:table-cell>
          <table:table-cell table:style-name="ce13" table:formula="of:=[.L28]-([.L28]-[.L31])*([.K28]-[.K30])/([.K28]-[.K31])" office:value-type="float" office:value="1.5" calcext:value-type="float">
            <text:p>1,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0.984" calcext:value-type="float">
            <text:p>0,984</text:p>
          </table:table-cell>
          <table:table-cell table:number-columns-repeated="6"/>
          <table:table-cell office:value-type="float" office:value="2030" calcext:value-type="float">
            <text:p>2030</text:p>
          </table:table-cell>
          <table:table-cell office:value-type="float" office:value="1.12" calcext:value-type="float">
            <text:p>1,12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947" calcext:value-type="float">
            <text:p>0,947</text:p>
          </table:table-cell>
          <table:table-cell table:number-columns-repeated="6"/>
          <table:table-cell office:value-type="float" office:value="2050" calcext:value-type="float">
            <text:p>2050</text:p>
          </table:table-cell>
          <table:table-cell office:value-type="float" office:value="1.27" calcext:value-type="float">
            <text:p>1,27</text:p>
          </table:table-cell>
          <table:table-cell office:value-type="float" office:value="2.75" calcext:value-type="float">
            <text:p>2,75</text:p>
          </table:table-cell>
          <table:table-cell table:number-columns-repeated="2"/>
        </table:table-row>
      </table:table>
      <table:table table:name="Feuille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imulation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2021" calcext:value-type="float">
            <text:p>2021</text:p>
          </table:table-cell>
          <table:table-cell office:value-type="float" office:value="2041" calcext:value-type="float">
            <text:p>204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40" calcext:value-type="float">
            <text:p>2040</text:p>
          </table:table-cell>
          <table:table-cell office:value-type="float" office:value="2060" calcext:value-type="float">
            <text:p>20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number-columns-repeated="2"/>
          <table:table-cell table:formula="of:=([.C4]+[.C3])/2" office:value-type="float" office:value="2013" calcext:value-type="float">
            <text:p>2013</text:p>
          </table:table-cell>
          <table:table-cell table:formula="of:=([.D4]+[.D3])/2" office:value-type="float" office:value="2030.5" calcext:value-type="float">
            <text:p>2030,5</text:p>
          </table:table-cell>
          <table:table-cell table:formula="of:=([.E4]+[.E3])/2" office:value-type="float" office:value="2050.5" calcext:value-type="float">
            <text:p>2050,5</text:p>
          </table:table-cell>
          <table:table-cell table:formula="of:=([.F4]+[.F3])/2" office:value-type="float" office:value="2080.5" calcext:value-type="float">
            <text:p>2080,5</text:p>
          </table:table-cell>
        </table:table-row>
        <table:table-row table:style-name="ro1">
          <table:table-cell/>
          <table:table-cell office:value-type="string" calcext:value-type="string">
            <text:p>DJUchaud/an/point</text:p>
          </table:table-cell>
          <table:table-cell office:value-type="float" office:value="2305.90786666668" calcext:value-type="float">
            <text:p>2305,9078666667</text:p>
          </table:table-cell>
          <table:table-cell office:value-type="float" office:value="2269.79709999999" calcext:value-type="float">
            <text:p>2269,7971</text:p>
          </table:table-cell>
          <table:table-cell office:value-type="float" office:value="2187.13090000002" calcext:value-type="float">
            <text:p>2187,1309</text:p>
          </table:table-cell>
          <table:table-cell office:value-type="float" office:value="2223.83150000005" calcext:value-type="float">
            <text:p>2223,8315000001</text:p>
          </table:table-cell>
        </table:table-row>
        <table:table-row table:style-name="ro1">
          <table:table-cell table:number-columns-repeated="2"/>
          <table:table-cell table:style-name="ce12" table:formula="of:=[.C6]/[.$C$6]" office:value-type="percentage" office:value="1" calcext:value-type="percentage">
            <text:p>100,00%</text:p>
          </table:table-cell>
          <table:table-cell table:style-name="ce12" table:formula="of:=[.D6]/[.$C$6]" office:value-type="percentage" office:value="0.984339891810643" calcext:value-type="percentage">
            <text:p>98,43%</text:p>
          </table:table-cell>
          <table:table-cell table:style-name="ce12" table:formula="of:=[.E6]/[.$C$6]" office:value-type="percentage" office:value="0.948490150719526" calcext:value-type="percentage">
            <text:p>94,85%</text:p>
          </table:table-cell>
          <table:table-cell table:style-name="ce12" table:formula="of:=[.F6]/[.$C$6]" office:value-type="percentage" office:value="0.964406051146668" calcext:value-type="percentage">
            <text:p>96,44%</text:p>
          </table:table-cell>
        </table:table-row>
        <table:table-row table:style-name="ro1">
          <table:table-cell/>
          <table:table-cell office:value-type="string" calcext:value-type="string">
            <text:p>DJUfroid/an/point</text:p>
          </table:table-cell>
          <table:table-cell office:value-type="float" office:value="718.464533333339" calcext:value-type="float">
            <text:p>718,4645333333</text:p>
          </table:table-cell>
          <table:table-cell office:value-type="float" office:value="809.1246" calcext:value-type="float">
            <text:p>809,1246</text:p>
          </table:table-cell>
          <table:table-cell office:value-type="float" office:value="920.107199999988" calcext:value-type="float">
            <text:p>920,1072</text:p>
          </table:table-cell>
          <table:table-cell office:value-type="float" office:value="883.610399999981" calcext:value-type="float">
            <text:p>883,6104</text:p>
          </table:table-cell>
        </table:table-row>
        <table:table-row table:style-name="ro1">
          <table:table-cell table:number-columns-repeated="2"/>
          <table:table-cell table:style-name="ce12" table:formula="of:=[.C8]/[.$C$8]" office:value-type="percentage" office:value="1" calcext:value-type="percentage">
            <text:p>100,00%</text:p>
          </table:table-cell>
          <table:table-cell table:style-name="ce12" table:formula="of:=[.D8]/[.$C$8]" office:value-type="percentage" office:value="1.12618586229447" calcext:value-type="percentage">
            <text:p>112,62%</text:p>
          </table:table-cell>
          <table:table-cell table:style-name="ce12" table:formula="of:=[.E8]/[.$C$8]" office:value-type="percentage" office:value="1.28065778797893" calcext:value-type="percentage">
            <text:p>128,07%</text:p>
          </table:table-cell>
          <table:table-cell table:style-name="ce12" table:formula="of:=[.F8]/[.$C$8]" office:value-type="percentage" office:value="1.22985945583207" calcext:value-type="percentage">
            <text:p>122,99%</text:p>
          </table:table-cell>
        </table:table-row>
        <table:table-row table:style-name="ro1">
          <table:table-cell/>
          <table:table-cell office:value-type="string" calcext:value-type="string">
            <text:p>Nb de point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imulation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JUchaud/an/point</text:p>
          </table:table-cell>
          <table:table-cell office:value-type="float" office:value="2407.65800000002" calcext:value-type="float">
            <text:p>2407,658</text:p>
          </table:table-cell>
          <table:table-cell office:value-type="float" office:value="2370.2232" calcext:value-type="float">
            <text:p>2370,2232</text:p>
          </table:table-cell>
          <table:table-cell office:value-type="float" office:value="2278.81330000004" calcext:value-type="float">
            <text:p>2278,8133</text:p>
          </table:table-cell>
          <table:table-cell office:value-type="float" office:value="2323.59034999997" calcext:value-type="float">
            <text:p>2323,59035</text:p>
          </table:table-cell>
        </table:table-row>
        <table:table-row table:style-name="ro1">
          <table:table-cell table:number-columns-repeated="2"/>
          <table:table-cell table:style-name="ce12" table:formula="of:=[.C13]/[.$C$13]" office:value-type="percentage" office:value="1" calcext:value-type="percentage">
            <text:p>100,00%</text:p>
          </table:table-cell>
          <table:table-cell table:style-name="ce12" table:formula="of:=[.D13]/[.$C$13]" office:value-type="percentage" office:value="0.984451778450253" calcext:value-type="percentage">
            <text:p>98,45%</text:p>
          </table:table-cell>
          <table:table-cell table:style-name="ce12" table:formula="of:=[.E13]/[.$C$13]" office:value-type="percentage" office:value="0.946485464297679" calcext:value-type="percentage">
            <text:p>94,65%</text:p>
          </table:table-cell>
          <table:table-cell table:style-name="ce12" table:formula="of:=[.F13]/[.$C$13]" office:value-type="percentage" office:value="0.965083226106013" calcext:value-type="percentage">
            <text:p>96,51%</text:p>
          </table:table-cell>
        </table:table-row>
        <table:table-row table:style-name="ro1">
          <table:table-cell/>
          <table:table-cell office:value-type="string" calcext:value-type="string">
            <text:p>DJUfroid/an/point</text:p>
          </table:table-cell>
          <table:table-cell office:value-type="float" office:value="178.463733333332" calcext:value-type="float">
            <text:p>178,4637333333</text:p>
          </table:table-cell>
          <table:table-cell office:value-type="float" office:value="221.783600000001" calcext:value-type="float">
            <text:p>221,7836</text:p>
          </table:table-cell>
          <table:table-cell office:value-type="float" office:value="6138.98239999997" calcext:value-type="float">
            <text:p>6138,9824</text:p>
          </table:table-cell>
          <table:table-cell office:value-type="float" office:value="3069.49219999999" calcext:value-type="float">
            <text:p>3069,4922</text:p>
          </table:table-cell>
        </table:table-row>
        <table:table-row table:style-name="ro1">
          <table:table-cell table:number-columns-repeated="2"/>
          <table:table-cell table:style-name="ce15" table:formula="of:=[.C15]/[.$C$15]" office:value-type="percentage" office:value="1" calcext:value-type="percentage">
            <text:p>100,0%</text:p>
          </table:table-cell>
          <table:table-cell table:style-name="ce15" table:formula="of:=[.D15]/[.$C$15]" office:value-type="percentage" office:value="1.24273764678988" calcext:value-type="percentage">
            <text:p>124,3%</text:p>
          </table:table-cell>
          <table:table-cell table:style-name="ce15" table:formula="of:=[.E15]/[.$C$15]" office:value-type="percentage" office:value="34.3990472760853" calcext:value-type="percentage">
            <text:p>3439,9%</text:p>
          </table:table-cell>
          <table:table-cell table:style-name="ce15" table:formula="of:=[.F15]/[.$C$15]" office:value-type="percentage" office:value="17.1995292414221" calcext:value-type="percentage">
            <text:p>1720,0%</text:p>
          </table:table-cell>
        </table:table-row>
        <table:table-row table:style-name="ro1">
          <table:table-cell/>
          <table:table-cell office:value-type="string" calcext:value-type="string">
            <text:p>Nb de points 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imulation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JUchaud/an/point</text:p>
          </table:table-cell>
          <table:table-cell office:value-type="float" office:value="2244.99066666666" calcext:value-type="float">
            <text:p>2244,9906666667</text:p>
          </table:table-cell>
          <table:table-cell office:value-type="float" office:value="2211.08970000001" calcext:value-type="float">
            <text:p>2211,0897</text:p>
          </table:table-cell>
          <table:table-cell office:value-type="float" office:value="2125.5487" calcext:value-type="float">
            <text:p>2125,5487</text:p>
          </table:table-cell>
          <table:table-cell office:value-type="float" office:value="2163.46964999998" calcext:value-type="float">
            <text:p>2163,46965</text:p>
          </table:table-cell>
        </table:table-row>
        <table:table-row table:style-name="ro1">
          <table:table-cell/>
          <table:table-cell office:value-type="string" calcext:value-type="string">
            <text:p>Variation</text:p>
          </table:table-cell>
          <table:table-cell table:style-name="ce12" table:formula="of:=[.C21]/[.$C$21]" office:value-type="percentage" office:value="1" calcext:value-type="percentage">
            <text:p>100,00%</text:p>
          </table:table-cell>
          <table:table-cell table:style-name="ce12" table:formula="of:=[.D21]/[.$C$21]" office:value-type="percentage" office:value="0.984899283916852" calcext:value-type="percentage">
            <text:p>98,49%</text:p>
          </table:table-cell>
          <table:table-cell table:style-name="ce12" table:formula="of:=[.E21]/[.$C$21]" office:value-type="percentage" office:value="0.946796230184776" calcext:value-type="percentage">
            <text:p>94,68%</text:p>
          </table:table-cell>
          <table:table-cell table:style-name="ce12" table:formula="of:=[.F21]/[.$C$21]" office:value-type="percentage" office:value="0.963687592168157" calcext:value-type="percentage">
            <text:p>96,37%</text:p>
          </table:table-cell>
        </table:table-row>
        <table:table-row table:style-name="ro1">
          <table:table-cell/>
          <table:table-cell office:value-type="string" calcext:value-type="string">
            <text:p>DJUfroid/an/point</text:p>
          </table:table-cell>
          <table:table-cell office:value-type="float" office:value="730.173866666666" calcext:value-type="float">
            <text:p>730,1738666667</text:p>
          </table:table-cell>
          <table:table-cell office:value-type="float" office:value="816.438799999989" calcext:value-type="float">
            <text:p>816,4388</text:p>
          </table:table-cell>
          <table:table-cell office:value-type="float" office:value="928.483599999992" calcext:value-type="float">
            <text:p>928,4836</text:p>
          </table:table-cell>
          <table:table-cell office:value-type="float" office:value="889.996399999985" calcext:value-type="float">
            <text:p>889,9964</text:p>
          </table:table-cell>
        </table:table-row>
        <table:table-row table:style-name="ro1">
          <table:table-cell/>
          <table:table-cell office:value-type="string" calcext:value-type="string">
            <text:p>Variation</text:p>
          </table:table-cell>
          <table:table-cell table:style-name="ce12" table:formula="of:=[.C23]/[.$C$23]" office:value-type="percentage" office:value="1" calcext:value-type="percentage">
            <text:p>100,00%</text:p>
          </table:table-cell>
          <table:table-cell table:style-name="ce12" table:formula="of:=[.D23]/[.$C$23]" office:value-type="percentage" office:value="1.11814300301808" calcext:value-type="percentage">
            <text:p>111,81%</text:p>
          </table:table-cell>
          <table:table-cell table:style-name="ce12" table:formula="of:=[.E23]/[.$C$23]" office:value-type="percentage" office:value="1.27159248281322" calcext:value-type="percentage">
            <text:p>127,16%</text:p>
          </table:table-cell>
          <table:table-cell table:style-name="ce12" table:formula="of:=[.F23]/[.$C$23]" office:value-type="percentage" office:value="1.21888284507213" calcext:value-type="percentage">
            <text:p>121,89%</text:p>
          </table:table-cell>
        </table:table-row>
        <table:table-row table:style-name="ro1">
          <table:table-cell/>
          <table:table-cell office:value-type="string" calcext:value-type="string">
            <text:p>Nb de point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carts relatif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/2 chaud</text:p>
          </table:table-cell>
          <table:table-cell table:style-name="ce12" table:formula="of:=([.C7]-[.C14])/[.C7]" office:value-type="percentage" office:value="0" calcext:value-type="percentage">
            <text:p>0,00%</text:p>
          </table:table-cell>
          <table:table-cell table:style-name="ce12" table:formula="of:=([.D7]-[.D14])/[.D7]" office:value-type="percentage" office:value="-0.000113666671991503" calcext:value-type="percentage">
            <text:p>-0,01%</text:p>
          </table:table-cell>
          <table:table-cell table:style-name="ce12" table:formula="of:=([.E7]-[.E14])/[.E7]" office:value-type="percentage" office:value="0.00211355533879439" calcext:value-type="percentage">
            <text:p>0,21%</text:p>
          </table:table-cell>
          <table:table-cell table:style-name="ce12" table:formula="of:=([.F7]-[.F14])/[.F7]" office:value-type="percentage" office:value="-0.000702167887208813" calcext:value-type="percentage">
            <text:p>-0,07%</text:p>
          </table:table-cell>
        </table:table-row>
        <table:table-row table:style-name="ro1">
          <table:table-cell/>
          <table:table-cell office:value-type="string" calcext:value-type="string">
            <text:p>1/2 froid</text:p>
          </table:table-cell>
          <table:table-cell table:style-name="ce12" table:formula="of:=([.C9]-[.C16])/[.C9]" office:value-type="percentage" office:value="0" calcext:value-type="percentage">
            <text:p>0,00%</text:p>
          </table:table-cell>
          <table:table-cell table:style-name="ce12" table:formula="of:=([.D9]-[.D16])/[.D9]" office:value-type="percentage" office:value="-0.10349249479828" calcext:value-type="percentage">
            <text:p>-10,35%</text:p>
          </table:table-cell>
          <table:table-cell table:style-name="ce12" table:formula="of:=([.E9]-[.E16])/[.E9]" office:value-type="percentage" office:value="-25.8604521824462" calcext:value-type="percentage">
            <text:p>-2586,05%</text:p>
          </table:table-cell>
          <table:table-cell table:style-name="ce12" table:formula="of:=([.F9]-[.F16])/[.F9]" office:value-type="percentage" office:value="-12.9849550774772" calcext:value-type="percentage">
            <text:p>-1298,50%</text:p>
          </table:table-cell>
        </table:table-row>
        <table:table-row table:style-name="ro1">
          <table:table-cell/>
          <table:table-cell office:value-type="string" calcext:value-type="string">
            <text:p>1/3 chaud</text:p>
          </table:table-cell>
          <table:table-cell table:style-name="ce12" table:formula="of:=([.C7]-[.C22])/[.C7]" office:value-type="percentage" office:value="0" calcext:value-type="percentage">
            <text:p>0,00%</text:p>
          </table:table-cell>
          <table:table-cell table:style-name="ce12" table:formula="of:=([.D7]-[.D22])/[.D7]" office:value-type="percentage" office:value="-0.000568291614373448" calcext:value-type="percentage">
            <text:p>-0,06%</text:p>
          </table:table-cell>
          <table:table-cell table:style-name="ce12" table:formula="of:=([.E7]-[.E22])/[.E7]" office:value-type="percentage" office:value="0.00178591262488648" calcext:value-type="percentage">
            <text:p>0,18%</text:p>
          </table:table-cell>
          <table:table-cell table:style-name="ce12" table:formula="of:=([.F7]-[.F22])/[.F7]" office:value-type="percentage" office:value="0.000744975601984546" calcext:value-type="percentage">
            <text:p>0,07%</text:p>
          </table:table-cell>
        </table:table-row>
        <table:table-row table:style-name="ro1">
          <table:table-cell/>
          <table:table-cell office:value-type="string" calcext:value-type="string">
            <text:p>1/3 froid</text:p>
          </table:table-cell>
          <table:table-cell table:style-name="ce12" table:formula="of:=([.C9]-[.C24])/[.C9]" office:value-type="percentage" office:value="0" calcext:value-type="percentage">
            <text:p>0,00%</text:p>
          </table:table-cell>
          <table:table-cell table:style-name="ce12" table:formula="of:=([.D9]-[.D24])/[.D9]" office:value-type="percentage" office:value="0.00714168020188367" calcext:value-type="percentage">
            <text:p>0,71%</text:p>
          </table:table-cell>
          <table:table-cell table:style-name="ce12" table:formula="of:=([.E9]-[.E24])/[.E9]" office:value-type="percentage" office:value="0.00707863197397964" calcext:value-type="percentage">
            <text:p>0,71%</text:p>
          </table:table-cell>
          <table:table-cell table:style-name="ce12" table:formula="of:=([.F9]-[.F24])/[.F9]" office:value-type="percentage" office:value="0.00892509360145582" calcext:value-type="percentage">
            <text:p>0,89%</text:p>
          </table:table-cell>
        </table:table-row>
      </table:table>
      <table:table table:name="facteurs correctifs modèl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ce5"/>
        <table:table-column table:style-name="co1" table:number-columns-repeated="20" table:default-cell-style-name="Default"/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20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26" calcext:value-type="float">
            <text:p>2026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2028" calcext:value-type="float">
            <text:p>2028</text:p>
          </table:table-cell>
          <table:table-cell table:style-name="Default" office:value-type="float" office:value="2029" calcext:value-type="float">
            <text:p>2029</text:p>
          </table:table-cell>
          <table:table-cell table:style-name="Default"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vol besoin</text:p>
          </table:table-cell>
          <table:table-cell office:value-type="string" calcext:value-type="string">
            <text:p>Chauffage DGEC</text:p>
          </table:table-cell>
          <table:table-cell table:formula="of:=[$Feuille1.$C$28]" office:value-type="float" office:value="1" calcext:value-type="float">
            <text:p>1</text:p>
          </table:table-cell>
          <table:table-cell table:number-columns-repeated="4"/>
          <table:table-cell table:formula="of:=[$Feuille1.$C$29]" office:value-type="float" office:value="0.994666666666667" calcext:value-type="float">
            <text:p>0,995</text:p>
          </table:table-cell>
          <table:table-cell table:number-columns-repeated="4"/>
          <table:table-cell table:formula="of:=[$Feuille1.$C$30]" office:value-type="float" office:value="0.989333333333333" calcext:value-type="float">
            <text:p>0,989</text:p>
          </table:table-cell>
          <table:table-cell table:number-columns-repeated="4"/>
          <table:table-cell table:formula="of:=[$Feuille1.$C$31]" office:value-type="float" office:value="0.984" calcext:value-type="float">
            <text:p>0,984</text:p>
          </table:table-cell>
          <table:table-cell table:number-columns-repeated="19"/>
          <table:table-cell table:formula="of:=[$Feuille1.$C$32]" office:value-type="float" office:value="0.947" calcext:value-type="float">
            <text:p>0,947</text:p>
          </table:table-cell>
        </table:table-row>
        <table:table-row table:style-name="ro1">
          <table:table-cell/>
          <table:table-cell office:value-type="string" calcext:value-type="string">
            <text:p>Climatisation</text:p>
          </table:table-cell>
          <table:table-cell table:formula="of:=[$Feuille1.$K$28]" office:value-type="float" office:value="1" calcext:value-type="float">
            <text:p>1</text:p>
          </table:table-cell>
          <table:table-cell table:number-columns-repeated="4"/>
          <table:table-cell table:formula="of:=[$Feuille1.$K$29]" office:value-type="float" office:value="1.04" calcext:value-type="float">
            <text:p>1,040</text:p>
          </table:table-cell>
          <table:table-cell table:number-columns-repeated="4"/>
          <table:table-cell table:formula="of:=[$Feuille1.$K$30]" office:value-type="float" office:value="1.08" calcext:value-type="float">
            <text:p>1,080</text:p>
          </table:table-cell>
          <table:table-cell table:number-columns-repeated="4"/>
          <table:table-cell table:formula="of:=[$Feuille1.$K$31]" office:value-type="float" office:value="1.12" calcext:value-type="float">
            <text:p>1,120</text:p>
          </table:table-cell>
          <table:table-cell table:number-columns-repeated="19"/>
          <table:table-cell table:style-name="ce5" table:formula="of:=[$Feuille1.$K$32]" office:value-type="float" office:value="1.27" calcext:value-type="float">
            <text:p>1,270</text:p>
          </table:table-cell>
        </table:table-row>
        <table:table-row table:style-name="ro1">
          <table:table-cell/>
          <table:table-cell office:value-type="string" calcext:value-type="string">
            <text:p>chauffage annuel</text:p>
          </table:table-cell>
          <table:table-cell table:formula="of:=[.C4]" office:value-type="float" office:value="1" calcext:value-type="float">
            <text:p>1</text:p>
          </table:table-cell>
          <table:table-cell table:formula="of:=[.C6]+([.$H4]-[.$C4])/([.$H$3]-[.$C$3])" office:value-type="float" office:value="0.998933333333333" calcext:value-type="float">
            <text:p>0,999</text:p>
          </table:table-cell>
          <table:table-cell table:formula="of:=[.D6]+([.$H4]-[.$C4])/([.$H$3]-[.$C$3])" office:value-type="float" office:value="0.997866666666667" calcext:value-type="float">
            <text:p>0,998</text:p>
          </table:table-cell>
          <table:table-cell table:formula="of:=[.E6]+([.$H4]-[.$C4])/([.$H$3]-[.$C$3])" office:value-type="float" office:value="0.9968" calcext:value-type="float">
            <text:p>0,997</text:p>
          </table:table-cell>
          <table:table-cell table:formula="of:=[.F6]+([.$H4]-[.$C4])/([.$H$3]-[.$C$3])" office:value-type="float" office:value="0.995733333333333" calcext:value-type="float">
            <text:p>0,996</text:p>
          </table:table-cell>
          <table:table-cell table:formula="of:=[.G6]+([.$H4]-[.$C4])/([.$H$3]-[.$C$3])" office:value-type="float" office:value="0.994666666666667" calcext:value-type="float">
            <text:p>0,995</text:p>
          </table:table-cell>
          <table:table-cell table:formula="of:=[.H6]+([.$H4]-[.$C4])/([.$H$3]-[.$C$3])" office:value-type="float" office:value="0.9936" calcext:value-type="float">
            <text:p>0,994</text:p>
          </table:table-cell>
          <table:table-cell table:formula="of:=[.I6]+([.$H4]-[.$C4])/([.$H$3]-[.$C$3])" office:value-type="float" office:value="0.992533333333333" calcext:value-type="float">
            <text:p>0,993</text:p>
          </table:table-cell>
          <table:table-cell table:formula="of:=[.J6]+([.$H4]-[.$C4])/([.$H$3]-[.$C$3])" office:value-type="float" office:value="0.991466666666667" calcext:value-type="float">
            <text:p>0,991</text:p>
          </table:table-cell>
          <table:table-cell table:formula="of:=[.K6]+([.$H4]-[.$C4])/([.$H$3]-[.$C$3])" office:value-type="float" office:value="0.9904" calcext:value-type="float">
            <text:p>0,990</text:p>
          </table:table-cell>
          <table:table-cell table:formula="of:=[.L6]+([.$H4]-[.$C4])/([.$H$3]-[.$C$3])" office:value-type="float" office:value="0.989333333333333" calcext:value-type="float">
            <text:p>0,989</text:p>
          </table:table-cell>
          <table:table-cell table:formula="of:=[.M6]+([.$H4]-[.$C4])/([.$H$3]-[.$C$3])" office:value-type="float" office:value="0.988266666666667" calcext:value-type="float">
            <text:p>0,988</text:p>
          </table:table-cell>
          <table:table-cell table:formula="of:=[.N6]+([.$H4]-[.$C4])/([.$H$3]-[.$C$3])" office:value-type="float" office:value="0.9872" calcext:value-type="float">
            <text:p>0,987</text:p>
          </table:table-cell>
          <table:table-cell table:formula="of:=[.O6]+([.$H4]-[.$C4])/([.$H$3]-[.$C$3])" office:value-type="float" office:value="0.986133333333333" calcext:value-type="float">
            <text:p>0,986</text:p>
          </table:table-cell>
          <table:table-cell table:formula="of:=[.P6]+([.$H4]-[.$C4])/([.$H$3]-[.$C$3])" office:value-type="float" office:value="0.985066666666667" calcext:value-type="float">
            <text:p>0,985</text:p>
          </table:table-cell>
          <table:table-cell table:formula="of:=[.Q6]+([.$H4]-[.$C4])/([.$H$3]-[.$C$3])" office:value-type="float" office:value="0.984" calcext:value-type="float">
            <text:p>0,984</text:p>
          </table:table-cell>
          <table:table-cell table:style-name="ce5" table:formula="of:=[.R6]+([.$AL4]-[.$R4])/([.$AL$3]-[.$R$3])" office:value-type="float" office:value="0.98215" calcext:value-type="float">
            <text:p>0,982</text:p>
          </table:table-cell>
          <table:table-cell table:style-name="ce5" table:formula="of:=[.S6]+([.$AL4]-[.$R4])/([.$AL$3]-[.$R$3])" office:value-type="float" office:value="0.9803" calcext:value-type="float">
            <text:p>0,980</text:p>
          </table:table-cell>
          <table:table-cell table:style-name="ce5" table:formula="of:=[.T6]+([.$AL4]-[.$R4])/([.$AL$3]-[.$R$3])" office:value-type="float" office:value="0.97845" calcext:value-type="float">
            <text:p>0,978</text:p>
          </table:table-cell>
          <table:table-cell table:style-name="ce5" table:formula="of:=[.U6]+([.$AL4]-[.$R4])/([.$AL$3]-[.$R$3])" office:value-type="float" office:value="0.9766" calcext:value-type="float">
            <text:p>0,977</text:p>
          </table:table-cell>
          <table:table-cell table:style-name="ce5" table:formula="of:=[.V6]+([.$AL4]-[.$R4])/([.$AL$3]-[.$R$3])" office:value-type="float" office:value="0.97475" calcext:value-type="float">
            <text:p>0,975</text:p>
          </table:table-cell>
          <table:table-cell table:style-name="ce5" table:formula="of:=[.W6]+([.$AL4]-[.$R4])/([.$AL$3]-[.$R$3])" office:value-type="float" office:value="0.9729" calcext:value-type="float">
            <text:p>0,973</text:p>
          </table:table-cell>
          <table:table-cell table:style-name="ce5" table:formula="of:=[.X6]+([.$AL4]-[.$R4])/([.$AL$3]-[.$R$3])" office:value-type="float" office:value="0.97105" calcext:value-type="float">
            <text:p>0,971</text:p>
          </table:table-cell>
          <table:table-cell table:style-name="ce5" table:formula="of:=[.Y6]+([.$AL4]-[.$R4])/([.$AL$3]-[.$R$3])" office:value-type="float" office:value="0.9692" calcext:value-type="float">
            <text:p>0,969</text:p>
          </table:table-cell>
          <table:table-cell table:style-name="ce5" table:formula="of:=[.Z6]+([.$AL4]-[.$R4])/([.$AL$3]-[.$R$3])" office:value-type="float" office:value="0.96735" calcext:value-type="float">
            <text:p>0,967</text:p>
          </table:table-cell>
          <table:table-cell table:style-name="ce5" table:formula="of:=[.AA6]+([.$AL4]-[.$R4])/([.$AL$3]-[.$R$3])" office:value-type="float" office:value="0.9655" calcext:value-type="float">
            <text:p>0,966</text:p>
          </table:table-cell>
          <table:table-cell table:style-name="ce5" table:formula="of:=[.AB6]+([.$AL4]-[.$R4])/([.$AL$3]-[.$R$3])" office:value-type="float" office:value="0.96365" calcext:value-type="float">
            <text:p>0,964</text:p>
          </table:table-cell>
          <table:table-cell table:style-name="ce5" table:formula="of:=[.AC6]+([.$AL4]-[.$R4])/([.$AL$3]-[.$R$3])" office:value-type="float" office:value="0.9618" calcext:value-type="float">
            <text:p>0,962</text:p>
          </table:table-cell>
          <table:table-cell table:style-name="ce5" table:formula="of:=[.AD6]+([.$AL4]-[.$R4])/([.$AL$3]-[.$R$3])" office:value-type="float" office:value="0.95995" calcext:value-type="float">
            <text:p>0,960</text:p>
          </table:table-cell>
          <table:table-cell table:style-name="ce5" table:formula="of:=[.AE6]+([.$AL4]-[.$R4])/([.$AL$3]-[.$R$3])" office:value-type="float" office:value="0.9581" calcext:value-type="float">
            <text:p>0,958</text:p>
          </table:table-cell>
          <table:table-cell table:style-name="ce5" table:formula="of:=[.AF6]+([.$AL4]-[.$R4])/([.$AL$3]-[.$R$3])" office:value-type="float" office:value="0.95625" calcext:value-type="float">
            <text:p>0,956</text:p>
          </table:table-cell>
          <table:table-cell table:style-name="ce5" table:formula="of:=[.AG6]+([.$AL4]-[.$R4])/([.$AL$3]-[.$R$3])" office:value-type="float" office:value="0.9544" calcext:value-type="float">
            <text:p>0,954</text:p>
          </table:table-cell>
          <table:table-cell table:style-name="ce5" table:formula="of:=[.AH6]+([.$AL4]-[.$R4])/([.$AL$3]-[.$R$3])" office:value-type="float" office:value="0.95255" calcext:value-type="float">
            <text:p>0,953</text:p>
          </table:table-cell>
          <table:table-cell table:style-name="ce5" table:formula="of:=[.AI6]+([.$AL4]-[.$R4])/([.$AL$3]-[.$R$3])" office:value-type="float" office:value="0.9507" calcext:value-type="float">
            <text:p>0,951</text:p>
          </table:table-cell>
          <table:table-cell table:style-name="ce5" table:formula="of:=[.AJ6]+([.$AL4]-[.$R4])/([.$AL$3]-[.$R$3])" office:value-type="float" office:value="0.94885" calcext:value-type="float">
            <text:p>0,949</text:p>
          </table:table-cell>
          <table:table-cell table:style-name="ce5" table:formula="of:=[.AK6]+([.$AL4]-[.$R4])/([.$AL$3]-[.$R$3])" office:value-type="float" office:value="0.947" calcext:value-type="float">
            <text:p>0,947</text:p>
          </table:table-cell>
        </table:table-row>
        <table:table-row table:style-name="ro1">
          <table:table-cell/>
          <table:table-cell office:value-type="string" calcext:value-type="string">
            <text:p>Climatisation annuel</text:p>
          </table:table-cell>
          <table:table-cell table:formula="of:=[.C5]" office:value-type="float" office:value="1" calcext:value-type="float">
            <text:p>1</text:p>
          </table:table-cell>
          <table:table-cell table:formula="of:=[.C7]+([.$H5]-[.$C5])/([.$H$3]-[.$C$3])" office:value-type="float" office:value="1.008" calcext:value-type="float">
            <text:p>1,008</text:p>
          </table:table-cell>
          <table:table-cell table:formula="of:=[.D7]+([.$H5]-[.$C5])/([.$H$3]-[.$C$3])" office:value-type="float" office:value="1.016" calcext:value-type="float">
            <text:p>1,016</text:p>
          </table:table-cell>
          <table:table-cell table:formula="of:=[.E7]+([.$H5]-[.$C5])/([.$H$3]-[.$C$3])" office:value-type="float" office:value="1.024" calcext:value-type="float">
            <text:p>1,024</text:p>
          </table:table-cell>
          <table:table-cell table:formula="of:=[.F7]+([.$H5]-[.$C5])/([.$H$3]-[.$C$3])" office:value-type="float" office:value="1.032" calcext:value-type="float">
            <text:p>1,032</text:p>
          </table:table-cell>
          <table:table-cell table:formula="of:=[.G7]+([.$H5]-[.$C5])/([.$H$3]-[.$C$3])" office:value-type="float" office:value="1.04" calcext:value-type="float">
            <text:p>1,040</text:p>
          </table:table-cell>
          <table:table-cell table:formula="of:=[.H7]+([.$H5]-[.$C5])/([.$H$3]-[.$C$3])" office:value-type="float" office:value="1.048" calcext:value-type="float">
            <text:p>1,048</text:p>
          </table:table-cell>
          <table:table-cell table:formula="of:=[.I7]+([.$H5]-[.$C5])/([.$H$3]-[.$C$3])" office:value-type="float" office:value="1.056" calcext:value-type="float">
            <text:p>1,056</text:p>
          </table:table-cell>
          <table:table-cell table:formula="of:=[.J7]+([.$H5]-[.$C5])/([.$H$3]-[.$C$3])" office:value-type="float" office:value="1.064" calcext:value-type="float">
            <text:p>1,064</text:p>
          </table:table-cell>
          <table:table-cell table:formula="of:=[.K7]+([.$H5]-[.$C5])/([.$H$3]-[.$C$3])" office:value-type="float" office:value="1.072" calcext:value-type="float">
            <text:p>1,072</text:p>
          </table:table-cell>
          <table:table-cell table:formula="of:=[.L7]+([.$H5]-[.$C5])/([.$H$3]-[.$C$3])" office:value-type="float" office:value="1.08" calcext:value-type="float">
            <text:p>1,080</text:p>
          </table:table-cell>
          <table:table-cell table:formula="of:=[.M7]+([.$H5]-[.$C5])/([.$H$3]-[.$C$3])" office:value-type="float" office:value="1.088" calcext:value-type="float">
            <text:p>1,088</text:p>
          </table:table-cell>
          <table:table-cell table:formula="of:=[.N7]+([.$H5]-[.$C5])/([.$H$3]-[.$C$3])" office:value-type="float" office:value="1.096" calcext:value-type="float">
            <text:p>1,096</text:p>
          </table:table-cell>
          <table:table-cell table:formula="of:=[.O7]+([.$H5]-[.$C5])/([.$H$3]-[.$C$3])" office:value-type="float" office:value="1.104" calcext:value-type="float">
            <text:p>1,104</text:p>
          </table:table-cell>
          <table:table-cell table:formula="of:=[.P7]+([.$H5]-[.$C5])/([.$H$3]-[.$C$3])" office:value-type="float" office:value="1.112" calcext:value-type="float">
            <text:p>1,112</text:p>
          </table:table-cell>
          <table:table-cell table:formula="of:=[.Q7]+([.$H5]-[.$C5])/([.$H$3]-[.$C$3])" office:value-type="float" office:value="1.12" calcext:value-type="float">
            <text:p>1,120</text:p>
          </table:table-cell>
          <table:table-cell table:style-name="ce5" table:formula="of:=[.R7]+([.$AL5]-[.$R5])/([.$AL$3]-[.$R$3])" office:value-type="float" office:value="1.1275" calcext:value-type="float">
            <text:p>1,128</text:p>
          </table:table-cell>
          <table:table-cell table:style-name="ce5" table:formula="of:=[.S7]+([.$AL5]-[.$R5])/([.$AL$3]-[.$R$3])" office:value-type="float" office:value="1.135" calcext:value-type="float">
            <text:p>1,135</text:p>
          </table:table-cell>
          <table:table-cell table:style-name="ce5" table:formula="of:=[.T7]+([.$AL5]-[.$R5])/([.$AL$3]-[.$R$3])" office:value-type="float" office:value="1.1425" calcext:value-type="float">
            <text:p>1,143</text:p>
          </table:table-cell>
          <table:table-cell table:style-name="ce5" table:formula="of:=[.U7]+([.$AL5]-[.$R5])/([.$AL$3]-[.$R$3])" office:value-type="float" office:value="1.15" calcext:value-type="float">
            <text:p>1,150</text:p>
          </table:table-cell>
          <table:table-cell table:style-name="ce5" table:formula="of:=[.V7]+([.$AL5]-[.$R5])/([.$AL$3]-[.$R$3])" office:value-type="float" office:value="1.1575" calcext:value-type="float">
            <text:p>1,158</text:p>
          </table:table-cell>
          <table:table-cell table:style-name="ce5" table:formula="of:=[.W7]+([.$AL5]-[.$R5])/([.$AL$3]-[.$R$3])" office:value-type="float" office:value="1.165" calcext:value-type="float">
            <text:p>1,165</text:p>
          </table:table-cell>
          <table:table-cell table:style-name="ce5" table:formula="of:=[.X7]+([.$AL5]-[.$R5])/([.$AL$3]-[.$R$3])" office:value-type="float" office:value="1.1725" calcext:value-type="float">
            <text:p>1,173</text:p>
          </table:table-cell>
          <table:table-cell table:style-name="ce5" table:formula="of:=[.Y7]+([.$AL5]-[.$R5])/([.$AL$3]-[.$R$3])" office:value-type="float" office:value="1.18" calcext:value-type="float">
            <text:p>1,180</text:p>
          </table:table-cell>
          <table:table-cell table:style-name="ce5" table:formula="of:=[.Z7]+([.$AL5]-[.$R5])/([.$AL$3]-[.$R$3])" office:value-type="float" office:value="1.1875" calcext:value-type="float">
            <text:p>1,188</text:p>
          </table:table-cell>
          <table:table-cell table:style-name="ce5" table:formula="of:=[.AA7]+([.$AL5]-[.$R5])/([.$AL$3]-[.$R$3])" office:value-type="float" office:value="1.195" calcext:value-type="float">
            <text:p>1,195</text:p>
          </table:table-cell>
          <table:table-cell table:style-name="ce5" table:formula="of:=[.AB7]+([.$AL5]-[.$R5])/([.$AL$3]-[.$R$3])" office:value-type="float" office:value="1.2025" calcext:value-type="float">
            <text:p>1,203</text:p>
          </table:table-cell>
          <table:table-cell table:style-name="ce5" table:formula="of:=[.AC7]+([.$AL5]-[.$R5])/([.$AL$3]-[.$R$3])" office:value-type="float" office:value="1.21" calcext:value-type="float">
            <text:p>1,210</text:p>
          </table:table-cell>
          <table:table-cell table:style-name="ce5" table:formula="of:=[.AD7]+([.$AL5]-[.$R5])/([.$AL$3]-[.$R$3])" office:value-type="float" office:value="1.2175" calcext:value-type="float">
            <text:p>1,218</text:p>
          </table:table-cell>
          <table:table-cell table:style-name="ce5" table:formula="of:=[.AE7]+([.$AL5]-[.$R5])/([.$AL$3]-[.$R$3])" office:value-type="float" office:value="1.225" calcext:value-type="float">
            <text:p>1,225</text:p>
          </table:table-cell>
          <table:table-cell table:style-name="ce5" table:formula="of:=[.AF7]+([.$AL5]-[.$R5])/([.$AL$3]-[.$R$3])" office:value-type="float" office:value="1.2325" calcext:value-type="float">
            <text:p>1,233</text:p>
          </table:table-cell>
          <table:table-cell table:style-name="ce5" table:formula="of:=[.AG7]+([.$AL5]-[.$R5])/([.$AL$3]-[.$R$3])" office:value-type="float" office:value="1.24" calcext:value-type="float">
            <text:p>1,240</text:p>
          </table:table-cell>
          <table:table-cell table:style-name="ce5" table:formula="of:=[.AH7]+([.$AL5]-[.$R5])/([.$AL$3]-[.$R$3])" office:value-type="float" office:value="1.2475" calcext:value-type="float">
            <text:p>1,248</text:p>
          </table:table-cell>
          <table:table-cell table:style-name="ce5" table:formula="of:=[.AI7]+([.$AL5]-[.$R5])/([.$AL$3]-[.$R$3])" office:value-type="float" office:value="1.255" calcext:value-type="float">
            <text:p>1,255</text:p>
          </table:table-cell>
          <table:table-cell table:style-name="ce5" table:formula="of:=[.AJ7]+([.$AL5]-[.$R5])/([.$AL$3]-[.$R$3])" office:value-type="float" office:value="1.2625" calcext:value-type="float">
            <text:p>1,263</text:p>
          </table:table-cell>
          <table:table-cell table:style-name="ce5" table:formula="of:=[.AK7]+([.$AL5]-[.$R5])/([.$AL$3]-[.$R$3])" office:value-type="float" office:value="1.27" calcext:value-type="float">
            <text:p>1,270</text:p>
          </table:table-cell>
        </table:table-row>
        <table:table-row table:style-name="ro1">
          <table:table-cell table:number-columns-repeated="18"/>
          <table:table-cell table:style-name="ce5"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2015-2020</text:p>
          </table:table-cell>
          <table:table-cell table:style-name="Default" office:value-type="string" calcext:value-type="string">
            <text:p>2020-2025</text:p>
          </table:table-cell>
          <table:table-cell table:style-name="Default" office:value-type="string" calcext:value-type="string">
            <text:p>2025-2030</text:p>
          </table:table-cell>
          <table:table-cell table:style-name="Default" office:value-type="string" calcext:value-type="string">
            <text:p>2030-2050</text:p>
          </table:table-cell>
          <table:table-cell table:style-name="Default" table:number-columns-repeated="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hauffage tcam</text:p>
          </table:table-cell>
          <table:table-cell table:style-name="ce16" table:formula="of:=([.H6]/[.C6])^(1/([.H$3]-[.C$3]))-1" office:value-type="percentage" office:value="-0.00106894953129599" calcext:value-type="percentage">
            <text:p>-0,10689%</text:p>
          </table:table-cell>
          <table:table-cell table:style-name="ce16" table:formula="of:=([.M6]/[.H6])^(1/([.M$3]-[.H$3]))-1" office:value-type="percentage" office:value="-0.00107469351012712" calcext:value-type="percentage">
            <text:p>-0,10747%</text:p>
          </table:table-cell>
          <table:table-cell table:style-name="ce16" table:formula="of:=([.R6]/[.M6])^(1/([.R$3]-[.M$3]))-1" office:value-type="percentage" office:value="-0.00108049955291167" calcext:value-type="percentage">
            <text:p>-0,10805%</text:p>
          </table:table-cell>
          <table:table-cell table:style-name="ce16" table:formula="of:=([.AL6]/[.R6])^(1/([.AL$3]-[.R$3]))-1" office:value-type="percentage" office:value="-0.00191450518579395" calcext:value-type="percentage">
            <text:p>-0,19145%</text:p>
          </table:table-cell>
          <table:table-cell table:style-name="Default" table:number-columns-repeated="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limatisation annuel</text:p>
          </table:table-cell>
          <table:table-cell table:style-name="ce16" table:formula="of:=([.H7]/[.C7])^(1/([.H$3]-[.C$3]))-1" office:value-type="percentage" office:value="0.00787498851789215" calcext:value-type="percentage">
            <text:p>0,78750%</text:p>
          </table:table-cell>
          <table:table-cell table:style-name="ce16" table:formula="of:=([.M7]/[.H7])^(1/([.M$3]-[.H$3]))-1" office:value-type="percentage" office:value="0.00757662405217419" calcext:value-type="percentage">
            <text:p>0,75766%</text:p>
          </table:table-cell>
          <table:table-cell table:style-name="ce16" table:formula="of:=([.R7]/[.M7])^(1/([.R$3]-[.M$3]))-1" office:value-type="percentage" office:value="0.00730004519521166" calcext:value-type="percentage">
            <text:p>0,73000%</text:p>
          </table:table-cell>
          <table:table-cell table:style-name="ce16" table:formula="of:=([.AL7]/[.R7])^(1/([.AL$3]-[.R$3]))-1" office:value-type="percentage" office:value="0.00630419909843183" calcext:value-type="percentage">
            <text:p>0,63042%</text:p>
          </table:table-cell>
          <table:table-cell table:style-name="Default" table:number-columns-repeated="12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1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verif chauffage</text:p>
          </table:table-cell>
          <table:table-cell table:formula="of:=[.C6]" office:value-type="float" office:value="1" calcext:value-type="float">
            <text:p>1</text:p>
          </table:table-cell>
          <table:table-cell table:formula="of:=[.C13]*(1+[.$C10])" office:value-type="float" office:value="0.998931050468704" calcext:value-type="float">
            <text:p>0,999</text:p>
          </table:table-cell>
          <table:table-cell table:formula="of:=[.D13]*(1+[.$C10])" office:value-type="float" office:value="0.997863243590508" calcext:value-type="float">
            <text:p>0,998</text:p>
          </table:table-cell>
          <table:table-cell table:formula="of:=[.E13]*(1+[.$C10])" office:value-type="float" office:value="0.996796578143975" calcext:value-type="float">
            <text:p>0,997</text:p>
          </table:table-cell>
          <table:table-cell table:formula="of:=[.F13]*(1+[.$C10])" office:value-type="float" office:value="0.99573105290897" calcext:value-type="float">
            <text:p>0,996</text:p>
          </table:table-cell>
          <table:table-cell table:formula="of:=[.G13]*(1+[.$C10])" office:value-type="float" office:value="0.994666666666667" calcext:value-type="float">
            <text:p>0,995</text:p>
          </table:table-cell>
          <table:table-cell table:formula="of:=[.H13]*(1+[.$D10])" office:value-type="float" office:value="0.99359770485526" calcext:value-type="float">
            <text:p>0,994</text:p>
          </table:table-cell>
          <table:table-cell table:formula="of:=[.I13]*(1+[.$D10])" office:value-type="float" office:value="0.992529891850175" calcext:value-type="float">
            <text:p>0,993</text:p>
          </table:table-cell>
          <table:table-cell table:formula="of:=[.J13]*(1+[.$D10])" office:value-type="float" office:value="0.991463226416796" calcext:value-type="float">
            <text:p>0,991</text:p>
          </table:table-cell>
          <table:table-cell table:formula="of:=[.K13]*(1+[.$D10])" office:value-type="float" office:value="0.990397707321837" calcext:value-type="float">
            <text:p>0,990</text:p>
          </table:table-cell>
          <table:table-cell table:formula="of:=[.L13]*(1+[.$D10])" office:value-type="float" office:value="0.989333333333333" calcext:value-type="float">
            <text:p>0,989</text:p>
          </table:table-cell>
          <table:table-cell table:formula="of:=[.M13]*(1+[.$E10])" office:value-type="float" office:value="0.988264359108986" calcext:value-type="float">
            <text:p>0,988</text:p>
          </table:table-cell>
          <table:table-cell table:formula="of:=[.N13]*(1+[.$E10])" office:value-type="float" office:value="0.98719653991081" calcext:value-type="float">
            <text:p>0,987</text:p>
          </table:table-cell>
          <table:table-cell table:formula="of:=[.O13]*(1+[.$E10])" office:value-type="float" office:value="0.9861298744908" calcext:value-type="float">
            <text:p>0,986</text:p>
          </table:table-cell>
          <table:table-cell table:formula="of:=[.P13]*(1+[.$E10])" office:value-type="float" office:value="0.9850643616023" calcext:value-type="float">
            <text:p>0,985</text:p>
          </table:table-cell>
          <table:table-cell table:formula="of:=[.Q13]*(1+[.$E10])" office:value-type="float" office:value="0.984" calcext:value-type="float">
            <text:p>0,984</text:p>
          </table:table-cell>
          <table:table-cell table:style-name="ce5" table:formula="of:=[.R13]*(1+[.$F10])" office:value-type="float" office:value="0.982116126897179" calcext:value-type="float">
            <text:p>0,982</text:p>
          </table:table-cell>
          <table:table-cell table:style-name="ce5" table:formula="of:=[.S13]*(1+[.$F10])" office:value-type="float" office:value="0.980235860479182" calcext:value-type="float">
            <text:p>0,980</text:p>
          </table:table-cell>
          <table:table-cell table:style-name="ce5" table:formula="of:=[.T13]*(1+[.$F10])" office:value-type="float" office:value="0.978359193840993" calcext:value-type="float">
            <text:p>0,978</text:p>
          </table:table-cell>
          <table:table-cell table:style-name="ce5" table:formula="of:=[.U13]*(1+[.$F10])" office:value-type="float" office:value="0.976486120090816" calcext:value-type="float">
            <text:p>0,976</text:p>
          </table:table-cell>
          <table:table-cell table:style-name="ce5" table:formula="of:=[.V13]*(1+[.$F10])" office:value-type="float" office:value="0.974616632350046" calcext:value-type="float">
            <text:p>0,975</text:p>
          </table:table-cell>
          <table:table-cell table:style-name="ce5" table:formula="of:=[.W13]*(1+[.$F10])" office:value-type="float" office:value="0.972750723753251" calcext:value-type="float">
            <text:p>0,973</text:p>
          </table:table-cell>
          <table:table-cell table:style-name="ce5" table:formula="of:=[.X13]*(1+[.$F10])" office:value-type="float" office:value="0.97088838744814" calcext:value-type="float">
            <text:p>0,971</text:p>
          </table:table-cell>
          <table:table-cell table:style-name="ce5" table:formula="of:=[.Y13]*(1+[.$F10])" office:value-type="float" office:value="0.969029616595544" calcext:value-type="float">
            <text:p>0,969</text:p>
          </table:table-cell>
          <table:table-cell table:style-name="ce5" table:formula="of:=[.Z13]*(1+[.$F10])" office:value-type="float" office:value="0.967174404369384" calcext:value-type="float">
            <text:p>0,967</text:p>
          </table:table-cell>
          <table:table-cell table:style-name="ce5" table:formula="of:=[.AA13]*(1+[.$F10])" office:value-type="float" office:value="0.965322743956651" calcext:value-type="float">
            <text:p>0,965</text:p>
          </table:table-cell>
          <table:table-cell table:style-name="ce5" table:formula="of:=[.AB13]*(1+[.$F10])" office:value-type="float" office:value="0.963474628557381" calcext:value-type="float">
            <text:p>0,963</text:p>
          </table:table-cell>
          <table:table-cell table:style-name="ce5" table:formula="of:=[.AC13]*(1+[.$F10])" office:value-type="float" office:value="0.961630051384627" calcext:value-type="float">
            <text:p>0,962</text:p>
          </table:table-cell>
          <table:table-cell table:style-name="ce5" table:formula="of:=[.AD13]*(1+[.$F10])" office:value-type="float" office:value="0.959789005664436" calcext:value-type="float">
            <text:p>0,960</text:p>
          </table:table-cell>
          <table:table-cell table:style-name="ce5" table:formula="of:=[.AE13]*(1+[.$F10])" office:value-type="float" office:value="0.957951484635824" calcext:value-type="float">
            <text:p>0,958</text:p>
          </table:table-cell>
          <table:table-cell table:style-name="ce5" table:formula="of:=[.AF13]*(1+[.$F10])" office:value-type="float" office:value="0.956117481550749" calcext:value-type="float">
            <text:p>0,956</text:p>
          </table:table-cell>
          <table:table-cell table:style-name="ce5" table:formula="of:=[.AG13]*(1+[.$F10])" office:value-type="float" office:value="0.954286989674092" calcext:value-type="float">
            <text:p>0,954</text:p>
          </table:table-cell>
          <table:table-cell table:style-name="ce5" table:formula="of:=[.AH13]*(1+[.$F10])" office:value-type="float" office:value="0.952460002283626" calcext:value-type="float">
            <text:p>0,952</text:p>
          </table:table-cell>
          <table:table-cell table:style-name="ce5" table:formula="of:=[.AI13]*(1+[.$F10])" office:value-type="float" office:value="0.950636512669992" calcext:value-type="float">
            <text:p>0,951</text:p>
          </table:table-cell>
          <table:table-cell table:style-name="ce5" table:formula="of:=[.AJ13]*(1+[.$F10])" office:value-type="float" office:value="0.94881651413668" calcext:value-type="float">
            <text:p>0,949</text:p>
          </table:table-cell>
          <table:table-cell table:style-name="ce5" table:formula="of:=[.AK13]*(1+[.$F10])" office:value-type="float" office:value="0.946999999999999" calcext:value-type="float">
            <text:p>0,947</text:p>
          </table:table-cell>
        </table:table-row>
        <table:table-row table:style-name="ro1">
          <table:table-cell/>
          <table:table-cell office:value-type="string" calcext:value-type="string">
            <text:p>verif climatisation</text:p>
          </table:table-cell>
          <table:table-cell table:formula="of:=[.C7]" office:value-type="float" office:value="1" calcext:value-type="float">
            <text:p>1</text:p>
          </table:table-cell>
          <table:table-cell table:formula="of:=[.C14]*(1+[.$C11])" office:value-type="float" office:value="1.00787498851789" calcext:value-type="float">
            <text:p>1,008</text:p>
          </table:table-cell>
          <table:table-cell table:formula="of:=[.D14]*(1+[.$C11])" office:value-type="float" office:value="1.01581199247994" calcext:value-type="float">
            <text:p>1,016</text:p>
          </table:table-cell>
          <table:table-cell table:formula="of:=[.E14]*(1+[.$C11])" office:value-type="float" office:value="1.02381150025706" calcext:value-type="float">
            <text:p>1,024</text:p>
          </table:table-cell>
          <table:table-cell table:formula="of:=[.F14]*(1+[.$C11])" office:value-type="float" office:value="1.03187400406607" calcext:value-type="float">
            <text:p>1,032</text:p>
          </table:table-cell>
          <table:table-cell table:formula="of:=[.G14]*(1+[.$C11])" office:value-type="float" office:value="1.04" calcext:value-type="float">
            <text:p>1,040</text:p>
          </table:table-cell>
          <table:table-cell table:formula="of:=[.H14]*(1+[.$D11])" office:value-type="float" office:value="1.04787968901426" calcext:value-type="float">
            <text:p>1,048</text:p>
          </table:table-cell>
          <table:table-cell table:formula="of:=[.I14]*(1+[.$D11])" office:value-type="float" office:value="1.05581907946983" calcext:value-type="float">
            <text:p>1,056</text:p>
          </table:table-cell>
          <table:table-cell table:formula="of:=[.J14]*(1+[.$D11])" office:value-type="float" office:value="1.06381862370209" calcext:value-type="float">
            <text:p>1,064</text:p>
          </table:table-cell>
          <table:table-cell table:formula="of:=[.K14]*(1+[.$D11])" office:value-type="float" office:value="1.07187877747358" calcext:value-type="float">
            <text:p>1,072</text:p>
          </table:table-cell>
          <table:table-cell table:formula="of:=[.L14]*(1+[.$D11])" office:value-type="float" office:value="1.08" calcext:value-type="float">
            <text:p>1,080</text:p>
          </table:table-cell>
          <table:table-cell table:formula="of:=[.M14]*(1+[.$E11])" office:value-type="float" office:value="1.08788404881083" calcext:value-type="float">
            <text:p>1,088</text:p>
          </table:table-cell>
          <table:table-cell table:formula="of:=[.N14]*(1+[.$E11])" office:value-type="float" office:value="1.0958256515343" calcext:value-type="float">
            <text:p>1,096</text:p>
          </table:table-cell>
          <table:table-cell table:formula="of:=[.O14]*(1+[.$E11])" office:value-type="float" office:value="1.10382522831657" calcext:value-type="float">
            <text:p>1,104</text:p>
          </table:table-cell>
          <table:table-cell table:formula="of:=[.P14]*(1+[.$E11])" office:value-type="float" office:value="1.1118832023709" calcext:value-type="float">
            <text:p>1,112</text:p>
          </table:table-cell>
          <table:table-cell table:formula="of:=[.Q14]*(1+[.$E11])" office:value-type="float" office:value="1.12" calcext:value-type="float">
            <text:p>1,120</text:p>
          </table:table-cell>
          <table:table-cell table:style-name="ce5" table:formula="of:=[.R14]*(1+[.$F11])" office:value-type="float" office:value="1.12706070299024" calcext:value-type="float">
            <text:p>1,127</text:p>
          </table:table-cell>
          <table:table-cell table:style-name="ce5" table:formula="of:=[.S14]*(1+[.$F11])" office:value-type="float" office:value="1.13416591805791" calcext:value-type="float">
            <text:p>1,134</text:p>
          </table:table-cell>
          <table:table-cell table:style-name="ce5" table:formula="of:=[.T14]*(1+[.$F11])" office:value-type="float" office:value="1.14131592581601" calcext:value-type="float">
            <text:p>1,141</text:p>
          </table:table-cell>
          <table:table-cell table:style-name="ce5" table:formula="of:=[.U14]*(1+[.$F11])" office:value-type="float" office:value="1.14851100864656" calcext:value-type="float">
            <text:p>1,149</text:p>
          </table:table-cell>
          <table:table-cell table:style-name="ce5" table:formula="of:=[.V14]*(1+[.$F11])" office:value-type="float" office:value="1.15575145071181" calcext:value-type="float">
            <text:p>1,156</text:p>
          </table:table-cell>
          <table:table-cell table:style-name="ce5" table:formula="of:=[.W14]*(1+[.$F11])" office:value-type="float" office:value="1.1630375379654" calcext:value-type="float">
            <text:p>1,163</text:p>
          </table:table-cell>
          <table:table-cell table:style-name="ce5" table:formula="of:=[.X14]*(1+[.$F11])" office:value-type="float" office:value="1.17036955816368" calcext:value-type="float">
            <text:p>1,170</text:p>
          </table:table-cell>
          <table:table-cell table:style-name="ce5" table:formula="of:=[.Y14]*(1+[.$F11])" office:value-type="float" office:value="1.17774780087709" calcext:value-type="float">
            <text:p>1,178</text:p>
          </table:table-cell>
          <table:table-cell table:style-name="ce5" table:formula="of:=[.Z14]*(1+[.$F11])" office:value-type="float" office:value="1.18517255750156" calcext:value-type="float">
            <text:p>1,185</text:p>
          </table:table-cell>
          <table:table-cell table:style-name="ce5" table:formula="of:=[.AA14]*(1+[.$F11])" office:value-type="float" office:value="1.19264412127005" calcext:value-type="float">
            <text:p>1,193</text:p>
          </table:table-cell>
          <table:table-cell table:style-name="ce5" table:formula="of:=[.AB14]*(1+[.$F11])" office:value-type="float" office:value="1.20016278726411" calcext:value-type="float">
            <text:p>1,200</text:p>
          </table:table-cell>
          <table:table-cell table:style-name="ce5" table:formula="of:=[.AC14]*(1+[.$F11])" office:value-type="float" office:value="1.20772885242555" calcext:value-type="float">
            <text:p>1,208</text:p>
          </table:table-cell>
          <table:table-cell table:style-name="ce5" table:formula="of:=[.AD14]*(1+[.$F11])" office:value-type="float" office:value="1.21534261556816" calcext:value-type="float">
            <text:p>1,215</text:p>
          </table:table-cell>
          <table:table-cell table:style-name="ce5" table:formula="of:=[.AE14]*(1+[.$F11])" office:value-type="float" office:value="1.22300437738951" calcext:value-type="float">
            <text:p>1,223</text:p>
          </table:table-cell>
          <table:table-cell table:style-name="ce5" table:formula="of:=[.AF14]*(1+[.$F11])" office:value-type="float" office:value="1.23071444048283" calcext:value-type="float">
            <text:p>1,231</text:p>
          </table:table-cell>
          <table:table-cell table:style-name="ce5" table:formula="of:=[.AG14]*(1+[.$F11])" office:value-type="float" office:value="1.23847310934895" calcext:value-type="float">
            <text:p>1,238</text:p>
          </table:table-cell>
          <table:table-cell table:style-name="ce5" table:formula="of:=[.AH14]*(1+[.$F11])" office:value-type="float" office:value="1.24628069040834" calcext:value-type="float">
            <text:p>1,246</text:p>
          </table:table-cell>
          <table:table-cell table:style-name="ce5" table:formula="of:=[.AI14]*(1+[.$F11])" office:value-type="float" office:value="1.2541374920132" calcext:value-type="float">
            <text:p>1,254</text:p>
          </table:table-cell>
          <table:table-cell table:style-name="ce5" table:formula="of:=[.AJ14]*(1+[.$F11])" office:value-type="float" office:value="1.26204382445966" calcext:value-type="float">
            <text:p>1,262</text:p>
          </table:table-cell>
          <table:table-cell table:style-name="ce5" table:formula="of:=[.AK14]*(1+[.$F11])" office:value-type="float" office:value="1.27" calcext:value-type="float">
            <text:p>1,270</text:p>
          </table:table-cell>
        </table:table-row>
        <table:table-row table:style-name="ro1">
          <table:table-cell table:number-columns-repeated="2"/>
          <table:table-cell table:style-name="ce5" table:formula="of:=[.C13]-[.C6]" office:value-type="float" office:value="0" calcext:value-type="float">
            <text:p>0,000</text:p>
          </table:table-cell>
          <table:table-cell table:formula="of:=[.D13]-[.D6]" office:value-type="float" office:value="-0.00000228286462933269" calcext:value-type="float">
            <text:p>0,000</text:p>
          </table:table-cell>
          <table:table-cell table:formula="of:=[.E13]-[.E6]" office:value-type="float" office:value="-0.00000342307615819326" calcext:value-type="float">
            <text:p>0,000</text:p>
          </table:table-cell>
          <table:table-cell table:formula="of:=[.F13]-[.F6]" office:value-type="float" office:value="-0.0000034218560250876" calcext:value-type="float">
            <text:p>0,000</text:p>
          </table:table-cell>
          <table:table-cell table:formula="of:=[.G13]-[.G6]" office:value-type="float" office:value="-0.00000228042436289932" calcext:value-type="float">
            <text:p>0,000</text:p>
          </table:table-cell>
          <table:table-cell table:formula="of:=[.H13]-[.H6]" office:value-type="float" office:value="0" calcext:value-type="float">
            <text:p>0,000</text:p>
          </table:table-cell>
          <table:table-cell table:formula="of:=[.I13]-[.I6]" office:value-type="float" office:value="-0.00000229514473992776" calcext:value-type="float">
            <text:p>0,000</text:p>
          </table:table-cell>
          <table:table-cell table:formula="of:=[.J13]-[.J6]" office:value-type="float" office:value="-0.00000344148315845061" calcext:value-type="float">
            <text:p>0,000</text:p>
          </table:table-cell>
          <table:table-cell table:formula="of:=[.K13]-[.K6]" office:value-type="float" office:value="-0.00000344024987031233" calcext:value-type="float">
            <text:p>0,000</text:p>
          </table:table-cell>
          <table:table-cell table:formula="of:=[.L13]-[.L6]" office:value-type="float" office:value="-0.00000229267816342915" calcext:value-type="float">
            <text:p>0,000</text:p>
          </table:table-cell>
          <table:table-cell table:formula="of:=[.M13]-[.M6]" office:value-type="float" office:value="0" calcext:value-type="float">
            <text:p>0,000</text:p>
          </table:table-cell>
          <table:table-cell table:formula="of:=[.N13]-[.N6]" office:value-type="float" office:value="-0.00000230755768093616" calcext:value-type="float">
            <text:p>0,000</text:p>
          </table:table-cell>
          <table:table-cell table:formula="of:=[.O13]-[.O6]" office:value-type="float" office:value="-0.00000346008919005492" calcext:value-type="float">
            <text:p>0,000</text:p>
          </table:table-cell>
          <table:table-cell table:formula="of:=[.P13]-[.P6]" office:value-type="float" office:value="-0.00000345884253294404" calcext:value-type="float">
            <text:p>0,000</text:p>
          </table:table-cell>
          <table:table-cell table:formula="of:=[.Q13]-[.Q6]" office:value-type="float" office:value="-0.00000230506436649236" calcext:value-type="float">
            <text:p>0,000</text:p>
          </table:table-cell>
          <table:table-cell table:formula="of:=[.R13]-[.R6]" office:value-type="float" office:value="0" calcext:value-type="float">
            <text:p>0,000</text:p>
          </table:table-cell>
          <table:table-cell table:style-name="ce5" table:formula="of:=[.S13]-[.S6]" office:value-type="float" office:value="-0.0000338731028215466" calcext:value-type="float">
            <text:p>0,000</text:p>
          </table:table-cell>
          <table:table-cell table:style-name="ce5" table:formula="of:=[.T13]-[.T6]" office:value-type="float" office:value="-0.0000641395208180739" calcext:value-type="float">
            <text:p>0,000</text:p>
          </table:table-cell>
          <table:table-cell table:style-name="ce5" table:formula="of:=[.U13]-[.U6]" office:value-type="float" office:value="-0.0000908061590066955" calcext:value-type="float">
            <text:p>0,000</text:p>
          </table:table-cell>
          <table:table-cell table:style-name="ce5" table:formula="of:=[.V13]-[.V6]" office:value-type="float" office:value="-0.000113879909184433" calcext:value-type="float">
            <text:p>0,000</text:p>
          </table:table-cell>
          <table:table-cell table:style-name="ce5" table:formula="of:=[.W13]-[.W6]" office:value-type="float" office:value="-0.000133367649954086" calcext:value-type="float">
            <text:p>0,000</text:p>
          </table:table-cell>
          <table:table-cell table:style-name="ce5" table:formula="of:=[.X13]-[.X6]" office:value-type="float" office:value="-0.000149276246749208" calcext:value-type="float">
            <text:p>0,000</text:p>
          </table:table-cell>
          <table:table-cell table:style-name="ce5" table:formula="of:=[.Y13]-[.Y6]" office:value-type="float" office:value="-0.000161612551859647" calcext:value-type="float">
            <text:p>0,000</text:p>
          </table:table-cell>
          <table:table-cell table:style-name="ce5" table:formula="of:=[.Z13]-[.Z6]" office:value-type="float" office:value="-0.000170383404456187" calcext:value-type="float">
            <text:p>0,000</text:p>
          </table:table-cell>
          <table:table-cell table:style-name="ce5" table:formula="of:=[.AA13]-[.AA6]" office:value-type="float" office:value="-0.00017559563061631" calcext:value-type="float">
            <text:p>0,000</text:p>
          </table:table-cell>
          <table:table-cell table:style-name="ce5" table:formula="of:=[.AB13]-[.AB6]" office:value-type="float" office:value="-0.000177256043348617" calcext:value-type="float">
            <text:p>0,000</text:p>
          </table:table-cell>
          <table:table-cell table:style-name="ce5" table:formula="of:=[.AC13]-[.AC6]" office:value-type="float" office:value="-0.000175371442618477" calcext:value-type="float">
            <text:p>0,000</text:p>
          </table:table-cell>
          <table:table-cell table:style-name="ce5" table:formula="of:=[.AD13]-[.AD6]" office:value-type="float" office:value="-0.000169948615372451" calcext:value-type="float">
            <text:p>0,000</text:p>
          </table:table-cell>
          <table:table-cell table:style-name="ce5" table:formula="of:=[.AE13]-[.AE6]" office:value-type="float" office:value="-0.000160994335563602" calcext:value-type="float">
            <text:p>0,000</text:p>
          </table:table-cell>
          <table:table-cell table:style-name="ce5" table:formula="of:=[.AF13]-[.AF6]" office:value-type="float" office:value="-0.000148515364176149" calcext:value-type="float">
            <text:p>0,000</text:p>
          </table:table-cell>
          <table:table-cell table:style-name="ce5" table:formula="of:=[.AG13]-[.AG6]" office:value-type="float" office:value="-0.000132518449250441" calcext:value-type="float">
            <text:p>0,000</text:p>
          </table:table-cell>
          <table:table-cell table:style-name="ce5" table:formula="of:=[.AH13]-[.AH6]" office:value-type="float" office:value="-0.000113010325907603" calcext:value-type="float">
            <text:p>0,000</text:p>
          </table:table-cell>
          <table:table-cell table:style-name="ce5" table:formula="of:=[.AI13]-[.AI6]" office:value-type="float" office:value="-0.0000899977163743015" calcext:value-type="float">
            <text:p>0,000</text:p>
          </table:table-cell>
          <table:table-cell table:style-name="ce5" table:formula="of:=[.AJ13]-[.AJ6]" office:value-type="float" office:value="-0.0000634873300076055" calcext:value-type="float">
            <text:p>0,000</text:p>
          </table:table-cell>
          <table:table-cell table:style-name="ce5" table:formula="of:=[.AK13]-[.AK6]" office:value-type="float" office:value="-0.0000334858633193047" calcext:value-type="float">
            <text:p>0,000</text:p>
          </table:table-cell>
          <table:table-cell table:style-name="ce5" table:formula="of:=[.AL13]-[.AL6]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" table:formula="of:=[.C14]-[.C7]" office:value-type="float" office:value="0" calcext:value-type="float">
            <text:p>0,000</text:p>
          </table:table-cell>
          <table:table-cell table:formula="of:=[.D14]-[.D7]" office:value-type="float" office:value="-0.000125011482107862" calcext:value-type="float">
            <text:p>0,000</text:p>
          </table:table-cell>
          <table:table-cell table:formula="of:=[.E14]-[.E7]" office:value-type="float" office:value="-0.000188007520058875" calcext:value-type="float">
            <text:p>0,000</text:p>
          </table:table-cell>
          <table:table-cell table:formula="of:=[.F14]-[.F7]" office:value-type="float" office:value="-0.000188499742942216" calcext:value-type="float">
            <text:p>0,000</text:p>
          </table:table-cell>
          <table:table-cell table:formula="of:=[.G14]-[.G7]" office:value-type="float" office:value="-0.000125995933931922" calcext:value-type="float">
            <text:p>0,000</text:p>
          </table:table-cell>
          <table:table-cell table:formula="of:=[.H14]-[.H7]" office:value-type="float" office:value="0" calcext:value-type="float">
            <text:p>0,000</text:p>
          </table:table-cell>
          <table:table-cell table:formula="of:=[.I14]-[.I7]" office:value-type="float" office:value="-0.000120310985739058" calcext:value-type="float">
            <text:p>0,000</text:p>
          </table:table-cell>
          <table:table-cell table:formula="of:=[.J14]-[.J7]" office:value-type="float" office:value="-0.000180920530168827" calcext:value-type="float">
            <text:p>0,000</text:p>
          </table:table-cell>
          <table:table-cell table:formula="of:=[.K14]-[.K7]" office:value-type="float" office:value="-0.000181376297913261" calcext:value-type="float">
            <text:p>0,000</text:p>
          </table:table-cell>
          <table:table-cell table:formula="of:=[.L14]-[.L7]" office:value-type="float" office:value="-0.000121222526421105" calcext:value-type="float">
            <text:p>0,000</text:p>
          </table:table-cell>
          <table:table-cell table:formula="of:=[.M14]-[.M7]" office:value-type="float" office:value="0" calcext:value-type="float">
            <text:p>0,000</text:p>
          </table:table-cell>
          <table:table-cell table:formula="of:=[.N14]-[.N7]" office:value-type="float" office:value="-0.000115951189171293" calcext:value-type="float">
            <text:p>0,000</text:p>
          </table:table-cell>
          <table:table-cell table:formula="of:=[.O14]-[.O7]" office:value-type="float" office:value="-0.000174348465702412" calcext:value-type="float">
            <text:p>0,000</text:p>
          </table:table-cell>
          <table:table-cell table:formula="of:=[.P14]-[.P7]" office:value-type="float" office:value="-0.00017477168342972" calcext:value-type="float">
            <text:p>0,000</text:p>
          </table:table-cell>
          <table:table-cell table:formula="of:=[.Q14]-[.Q7]" office:value-type="float" office:value="-0.000116797629103882" calcext:value-type="float">
            <text:p>0,000</text:p>
          </table:table-cell>
          <table:table-cell table:formula="of:=[.R14]-[.R7]" office:value-type="float" office:value="0" calcext:value-type="float">
            <text:p>0,000</text:p>
          </table:table-cell>
          <table:table-cell table:style-name="ce5" table:formula="of:=[.S14]-[.S7]" office:value-type="float" office:value="-0.000439297009756201" calcext:value-type="float">
            <text:p>0,000</text:p>
          </table:table-cell>
          <table:table-cell table:style-name="ce5" table:formula="of:=[.T14]-[.T7]" office:value-type="float" office:value="-0.000834081942087117" calcext:value-type="float">
            <text:p>-0,001</text:p>
          </table:table-cell>
          <table:table-cell table:style-name="ce5" table:formula="of:=[.U14]-[.U7]" office:value-type="float" office:value="-0.00118407418399435" calcext:value-type="float">
            <text:p>-0,001</text:p>
          </table:table-cell>
          <table:table-cell table:style-name="ce5" table:formula="of:=[.V14]-[.V7]" office:value-type="float" office:value="-0.00148899135343927" calcext:value-type="float">
            <text:p>-0,001</text:p>
          </table:table-cell>
          <table:table-cell table:style-name="ce5" table:formula="of:=[.W14]-[.W7]" office:value-type="float" office:value="-0.00174854928819057" calcext:value-type="float">
            <text:p>-0,002</text:p>
          </table:table-cell>
          <table:table-cell table:style-name="ce5" table:formula="of:=[.X14]-[.X7]" office:value-type="float" office:value="-0.00196246203460193" calcext:value-type="float">
            <text:p>-0,002</text:p>
          </table:table-cell>
          <table:table-cell table:style-name="ce5" table:formula="of:=[.Y14]-[.Y7]" office:value-type="float" office:value="-0.00213044183631816" calcext:value-type="float">
            <text:p>-0,002</text:p>
          </table:table-cell>
          <table:table-cell table:style-name="ce5" table:formula="of:=[.Z14]-[.Z7]" office:value-type="float" office:value="-0.00225219912291075" calcext:value-type="float">
            <text:p>-0,002</text:p>
          </table:table-cell>
          <table:table-cell table:style-name="ce5" table:formula="of:=[.AA14]-[.AA7]" office:value-type="float" office:value="-0.00232744249844141" calcext:value-type="float">
            <text:p>-0,002</text:p>
          </table:table-cell>
          <table:table-cell table:style-name="ce5" table:formula="of:=[.AB14]-[.AB7]" office:value-type="float" office:value="-0.00235587872995402" calcext:value-type="float">
            <text:p>-0,002</text:p>
          </table:table-cell>
          <table:table-cell table:style-name="ce5" table:formula="of:=[.AC14]-[.AC7]" office:value-type="float" office:value="-0.00233721273589338" calcext:value-type="float">
            <text:p>-0,002</text:p>
          </table:table-cell>
          <table:table-cell table:style-name="ce5" table:formula="of:=[.AD14]-[.AD7]" office:value-type="float" office:value="-0.00227114757445168" calcext:value-type="float">
            <text:p>-0,002</text:p>
          </table:table-cell>
          <table:table-cell table:style-name="ce5" table:formula="of:=[.AE14]-[.AE7]" office:value-type="float" office:value="-0.00215738443184055" calcext:value-type="float">
            <text:p>-0,002</text:p>
          </table:table-cell>
          <table:table-cell table:style-name="ce5" table:formula="of:=[.AF14]-[.AF7]" office:value-type="float" office:value="-0.00199562261049002" calcext:value-type="float">
            <text:p>-0,002</text:p>
          </table:table-cell>
          <table:table-cell table:style-name="ce5" table:formula="of:=[.AG14]-[.AG7]" office:value-type="float" office:value="-0.00178555951717296" calcext:value-type="float">
            <text:p>-0,002</text:p>
          </table:table-cell>
          <table:table-cell table:style-name="ce5" table:formula="of:=[.AH14]-[.AH7]" office:value-type="float" office:value="-0.00152689065105416" calcext:value-type="float">
            <text:p>-0,002</text:p>
          </table:table-cell>
          <table:table-cell table:style-name="ce5" table:formula="of:=[.AI14]-[.AI7]" office:value-type="float" office:value="-0.00121930959166461" calcext:value-type="float">
            <text:p>-0,001</text:p>
          </table:table-cell>
          <table:table-cell table:style-name="ce5" table:formula="of:=[.AJ14]-[.AJ7]" office:value-type="float" office:value="-0.000862507986799432" calcext:value-type="float">
            <text:p>-0,001</text:p>
          </table:table-cell>
          <table:table-cell table:style-name="ce5" table:formula="of:=[.AK14]-[.AK7]" office:value-type="float" office:value="-0.000456175540340276" calcext:value-type="float">
            <text:p>0,000</text:p>
          </table:table-cell>
          <table:table-cell table:style-name="ce5" table:formula="of:=[.AL14]-[.AL7]"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3P1" style:volatile="true"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3"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3P0"/>
      <style:map style:condition="value()&lt;0" style:apply-style-name="N113P1"/>
    </number:currency-style>
    <number:number-style style:name="N114">
      <number:scientific-number number:decimal-places="0" number:min-integer-digits="1" number:min-exponent-digits="2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7">
      <number:number number:decimal-places="10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12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4" number:min-integer-digits="1"/>
      <number:text>%</number:text>
    </number:percentage-style>
    <number:percentage-style style:name="N132">
      <number:number number:decimal-places="5" number:min-integer-digits="1"/>
      <number:text>%</number:text>
    </number:percentage-style>
    <number:percentage-style style:name="N133">
      <number:number number:decimal-places="6" number:min-integer-digits="1"/>
      <number:text>%</number:text>
    </number:percentage-style>
    <number:percentage-style style:name="N134">
      <number:number number:decimal-places="7" number:min-integer-digits="1"/>
      <number:text>%</number:text>
    </number:percentage-style>
    <number:percentage-style style:name="N135">
      <number:number number:decimal-places="8" number:min-integer-digits="1"/>
      <number:text>%</number:text>
    </number:percentage-style>
    <number:percentage-style style:name="N136">
      <number:number number:decimal-places="9" number:min-integer-digits="1"/>
      <number:text>%</number:text>
    </number:percentage-style>
    <number:percentage-style style:name="N137">
      <number:number number:decimal-places="10" number:min-integer-digits="1"/>
      <number:text>%</number:text>
    </number:percentage-style>
    <number:percentage-style style:name="N138">
      <number:number number:decimal-places="11" number:min-integer-digits="1"/>
      <number:text>%</number:text>
    </number:percentage-style>
    <number:percentage-style style:name="N139">
      <number:number number:decimal-places="12" number:min-integer-digits="1"/>
      <number:text>%</number:text>
    </number:percentage-style>
    <number:percentage-style style:name="N140">
      <number:number number:decimal-places="13" number:min-integer-digits="1"/>
      <number:text>%</number:text>
    </number:percentage-style>
    <number:percentage-style style:name="N141">
      <number:number number:decimal-places="14" number:min-integer-digits="1"/>
      <number:text>%</number:text>
    </number:percentage-style>
    <number:percentage-style style:name="N142">
      <number:number number:decimal-places="15" number:min-integer-digits="1"/>
      <number:text>%</number:text>
    </number:percentage-style>
    <number:percentage-style style:name="N143">
      <number:number number:decimal-places="16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0:18:44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8:25:32.149000000</meta:creation-date>
    <dc:date>2017-11-02T11:18:36.697000000</dc:date>
    <meta:editing-duration>PT1H16M3S</meta:editing-duration>
    <meta:editing-cycles>21</meta:editing-cycles>
    <meta:generator>LibreOffice/4.3.7.2$Windows_x86 LibreOffice_project/8a35821d8636a03b8bf4e15b48f59794652c68ba</meta:generator>
    <meta:document-statistic meta:table-count="3" meta:cell-count="504" meta:object-count="0"/>
  </office:meta>
</office:document-meta>
</file>